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2000000DF9FDFEDC5.jpg"/>
  <manifest:file-entry manifest:media-type="image/png" manifest:full-path="Pictures/100000000000001C00000032101CE2B8.png"/>
  <manifest:file-entry manifest:media-type="image/png" manifest:full-path="Pictures/100002000000013D0000008D265F96E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5.8285in" fo:margin-left="0.2854in" table:align="left" style:writing-mode="lr-tb"/>
    </style:style>
    <style:style style:name="Table4.A" style:family="table-column">
      <style:table-column-properties style:column-width="1.6729in"/>
    </style:style>
    <style:style style:name="Table4.B" style:family="table-column">
      <style:table-column-properties style:column-width="1.3785in"/>
    </style:style>
    <style:style style:name="Table4.C" style:family="table-column">
      <style:table-column-properties style:column-width="1.2799in"/>
    </style:style>
    <style:style style:name="Table4.D" style:family="table-column">
      <style:table-column-properties style:column-width="1.4972in"/>
    </style:style>
    <style:style style:name="Table4.1" style:family="table-row">
      <style:table-row-properties style:keep-together="true" fo:keep-together="auto"/>
    </style:style>
    <style:style style:name="Table4.A1" style:family="table-cell">
      <style:table-cell-properties style:vertical-align="middle"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D1" style:family="table-cell">
      <style:table-cell-properties style:vertical-align="middle"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style:font-size-asian="11pt"/>
    </style:style>
    <style:style style:name="P2" style:family="paragraph" style:parent-style-name="Header">
      <style:text-properties fo:language="none" fo:country="none" style:language-asian="none" style:country-asian="none"/>
    </style:style>
    <style:style style:name="P3"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4" style:family="paragraph" style:parent-style-name="Title">
      <style:paragraph-properties fo:text-align="end" style:justify-single-word="false"/>
    </style:style>
    <style:style style:name="P5" style:family="paragraph" style:parent-style-name="Title">
      <style:paragraph-properties fo:break-before="page"/>
    </style:style>
    <style:style style:name="P6" style:family="paragraph" style:parent-style-name="Title" style:master-page-name="Standard">
      <style:paragraph-properties fo:text-align="end" style:justify-single-word="false" style:page-number="auto"/>
    </style:style>
    <style:style style:name="P7" style:family="paragraph" style:parent-style-name="Title" style:master-page-name="Convert_20_1">
      <style:paragraph-properties style:page-number="auto"/>
    </style:style>
    <style:style style:name="P8" style:family="paragraph" style:parent-style-name="Comment_20_Text">
      <style:text-properties fo:font-style="italic" style:font-style-asian="italic" style:font-style-complex="italic"/>
    </style:style>
    <style:style style:name="P9" style:family="paragraph" style:parent-style-name="Comment_20_Text" style:list-style-name="WW8Num4">
      <style:text-properties fo:font-style="italic" style:font-style-asian="italic" style:font-style-complex="italic"/>
    </style:style>
    <style:style style:name="P10" style:family="paragraph" style:parent-style-name="Heading_20_1">
      <style:paragraph-properties fo:break-before="page"/>
    </style:style>
    <style:style style:name="P11" style:family="paragraph" style:parent-style-name="Standard">
      <style:paragraph-properties style:snap-to-layout-grid="false"/>
    </style:style>
    <style:style style:name="P12" style:family="paragraph" style:parent-style-name="Standard">
      <style:paragraph-properties>
        <style:tab-stops>
          <style:tab-stop style:position="0.2709in"/>
          <style:tab-stop style:position="6.5in" style:type="right"/>
        </style:tab-stops>
      </style:paragraph-properties>
    </style:style>
    <style:style style:name="P13" style:family="paragraph" style:parent-style-name="Standard">
      <style:text-properties fo:font-style="italic" style:font-style-asian="italic"/>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snap-to-layout-gri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size="11pt" fo:font-weight="bold" style:font-size-asian="11pt" style:font-weight-asian="bold"/>
    </style:style>
    <style:style style:name="P19" style:family="paragraph" style:parent-style-name="Standard">
      <style:paragraph-properties style:snap-to-layout-grid="false"/>
      <style:text-properties fo:font-size="11pt" fo:font-weight="bold" style:font-size-asian="11pt" style:font-weight-asian="bold"/>
    </style:style>
    <style:style style:name="P20" style:family="paragraph" style:parent-style-name="Standard">
      <style:paragraph-properties style:snap-to-layout-grid="false"/>
      <style:text-properties fo:font-size="11pt" style:font-name-asian="MS Mincho" style:font-size-asian="11pt"/>
    </style:style>
    <style:style style:name="P21" style:family="paragraph" style:parent-style-name="Standard">
      <style:paragraph-properties style:snap-to-layout-grid="false"/>
      <style:text-properties fo:font-size="11pt" style:font-size-asian="11pt"/>
    </style:style>
    <style:style style:name="P22" style:family="paragraph" style:parent-style-name="Standard">
      <style:paragraph-properties style:snap-to-layout-grid="false"/>
      <style:text-properties style:font-name-asian="MS Mincho"/>
    </style:style>
    <style:style style:name="P23" style:family="paragraph" style:parent-style-name="Standard" style:list-style-name="WW8Num5"/>
    <style:style style:name="P24" style:family="paragraph" style:parent-style-name="Standard">
      <style:text-properties style:font-name="GDDEZZ+Times-Roman+2" style:font-name-complex="GDDEZZ+Times-Roman+2"/>
    </style:style>
    <style:style style:name="P25" style:family="paragraph" style:parent-style-name="Standard">
      <style:paragraph-properties fo:text-align="end" style:justify-single-word="false"/>
    </style:style>
    <style:style style:name="P26" style:family="paragraph" style:parent-style-name="Standard" style:list-style-name="L1"/>
    <style:style style:name="P27" style:family="paragraph" style:parent-style-name="Standard">
      <style:paragraph-properties fo:margin-left="0.0311in" fo:margin-right="0in" fo:text-indent="0in" style:auto-text-indent="false"/>
    </style:style>
    <style:style style:name="P28" style:family="paragraph" style:parent-style-name="Standard">
      <style:paragraph-properties fo:margin-left="0.0311in" fo:margin-right="0in" fo:text-indent="0in" style:auto-text-indent="false"/>
      <style:text-properties fo:font-style="italic" style:font-style-asian="italic" style:font-style-complex="italic"/>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fo:font-style="italic" style:font-style-asian="italic" style:font-style-complex="italic"/>
    </style:style>
    <style:style style:name="P31" style:family="paragraph" style:parent-style-name="Standard">
      <style:paragraph-properties fo:margin-left="0in" fo:margin-right="0.25in" fo:text-indent="0in" style:auto-text-indent="false" style:snap-to-layout-grid="false"/>
      <style:text-properties fo:font-size="12pt" style:font-size-asian="12pt"/>
    </style:style>
    <style:style style:name="P32"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33" style:family="paragraph" style:parent-style-name="Tabletext">
      <style:paragraph-properties fo:text-align="center" style:justify-single-word="false"/>
      <style:text-properties fo:font-weight="bold" style:font-weight-asian="bold"/>
    </style:style>
    <style:style style:name="P34" style:family="paragraph" style:parent-style-name="Tabletext">
      <style:paragraph-properties style:snap-to-layout-grid="false"/>
    </style:style>
    <style:style style:name="P35"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36"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37" style:family="paragraph">
      <style:paragraph-properties style:line-height-at-least="0.0945in" fo:text-align="justify" style:writing-mode="lr-tb"/>
    </style:style>
    <style:style style:name="P38"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ize="11pt" style:font-name-asian="MS Mincho" style:font-size-asian="11pt"/>
    </style:style>
    <style:style style:name="T7" style:family="text">
      <style:text-properties fo:font-size="11pt" fo:font-weight="bold" style:font-size-asian="11pt" style:font-weight-asian="bold"/>
    </style:style>
    <style:style style:name="T8" style:family="text">
      <style:text-properties fo:language="none" fo:country="none" style:language-asian="none" style:country-asian="none"/>
    </style:style>
    <style:style style:name="T9" style:family="text"/>
    <style:style style:name="T1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ext:subject>Project Name</text:subject><text:span text:style-name="Comment_20_Reference"><text:span text:style-name="T2"><office:annotation><dc:creator>Igor Čavrak</dc:creator><dc:date>2004-10-13T10:11:00</dc:date><text:p text:style-name="P37"><text:span text:style-name="T10">change in File -&gt; Properties</text:span></text:p></office:annotation></text:span></text:span></text:p>
      <text:p text:style-name="P4"><text:title>Acceptance Test Plan</text:title></text:p>
      <text:p text:style-name="P4"/>
      <text:p text:style-name="P4"><text:span text:style-name="T3">Version </text:span><text:span text:style-name="T3"><text:user-defined style:data-style-name="N0" text:name="Version Number">1.0</text:user-defined></text:span></text:p>
      <text:p text:style-name="Standard"/>
      <text:p text:style-name="Text_20_body"/>
      <text:p text:style-name="P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Date</text:p>
          </table:table-cell>
          <table:table-cell table:style-name="Table1.A1" office:value-type="string">
            <text:p text:style-name="P33">Version</text:p>
          </table:table-cell>
          <table:table-cell table:style-name="Table1.A1" office:value-type="string">
            <text:p text:style-name="P33">Description</text:p>
          </table:table-cell>
          <table:table-cell table:style-name="Table1.D1" office:value-type="string">
            <text:p text:style-name="P33">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D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D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11"/>
          </table:table-cell>
          <table:table-cell table:style-name="Table1.D1" office:value-type="string">
            <text:p text:style-name="P34"/>
          </table:table-cell>
        </table:table-row>
      </table:table>
      <text:p text:style-name="Standard"/>
      <text:p text:style-name="P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35">1. Introduction<text:tab/>4</text:p>
          <text:p text:style-name="P36">1.1 <text:s/>Purpose of this document<text:tab/>4</text:p>
          <text:p text:style-name="P36">1.2 <text:s/>Intended Audience<text:tab/>4</text:p>
          <text:p text:style-name="P36">1.3 <text:s/>Scope<text:tab/>4</text:p>
          <text:p text:style-name="P36">1.4 <text:s/>Definitions and acronyms<text:tab/>4</text:p>
          <text:p text:style-name="P3">1.4.1 Definitions<text:tab/>4</text:p>
          <text:p text:style-name="P3">1.4.2 Acronyms and abbreviations<text:tab/>4</text:p>
          <text:p text:style-name="P36">1.5 <text:s/>References<text:tab/>4</text:p>
          <text:p text:style-name="P35">2. Test-plan introduction<text:tab/>4</text:p>
          <text:p text:style-name="P35">3. Test items<text:tab/>4</text:p>
          <text:p text:style-name="P35">4. Features to be tested<text:tab/>5</text:p>
          <text:p text:style-name="P35">5. Features not to be tested<text:tab/>5</text:p>
          <text:p text:style-name="P35">6. Approach<text:tab/>5</text:p>
          <text:p text:style-name="P36">6.1 <text:s/>Approach to configuration and installation<text:tab/>5</text:p>
          <text:p text:style-name="P35">7. Item pass/fail criteria<text:tab/>5</text:p>
          <text:p text:style-name="P36">7.1 <text:s/>Installation and Configuration<text:tab/>5</text:p>
          <text:p text:style-name="P36">7.2 <text:s/>Documentation problems<text:tab/>5</text:p>
          <text:p text:style-name="P35">8. Suspension criteria and resumption requirements<text:tab/>5</text:p>
          <text:p text:style-name="P35">9. Environmental needs<text:tab/>5</text:p>
          <text:p text:style-name="P36">9.1 <text:s/>Hardware<text:tab/>5</text:p>
          <text:p text:style-name="P36">9.2 <text:s/>Software<text:tab/>5</text:p>
          <text:p text:style-name="P36">9.3 <text:s/>Other<text:tab/>5</text:p>
          <text:p text:style-name="P35">10. Test procedure <text:tab/>5</text:p>
          <text:p text:style-name="P36">10.1 <text:s/>Test case specifications<text:tab/>6</text:p>
          <text:p text:style-name="P3">10.1.1 Test Group 1- code<text:tab/>6</text:p>
          <text:p text:style-name="P3">10.1.2 Add user – DBACLNT-002<text:tab/>6</text:p>
          <text:p text:style-name="P36">10.2 <text:s/>Test plan<text:tab/>7</text:p>
          <text:p text:style-name="P35">11. Responsibilities<text:tab/>7</text:p>
          <text:p text:style-name="P36">11.1 <text:s/>Developers<text:tab/>7</text:p>
          <text:p text:style-name="P36">11.2 <text:s/>User representative<text:tab/>7</text:p>
          <text:p text:style-name="P35">12. Risks and contingencies<text:tab/>7</text:p>
          <text:p text:style-name="P35">13. Approvals<text:tab/>7</text:p>
        </text:index-body>
      </text:table-of-content>
      <text:p text:style-name="P12"/>
      <text:h text:style-name="P10" text:outline-level="1">Introduction</text:h>
      <text:p text:style-name="Standard"/>
      <text:h text:style-name="Heading_20_2" text:outline-level="2">Purpose of this document</text:h>
      <text:p text:style-name="Standard"><text:span text:style-name="T4">Purpose of the acceptance test document. At what phase of the project work is this document defined, and revised. When its contents should be frozen? What other documentation and product artifacts are based on this document?</text:span></text:p>
      <text:p text:style-name="P14"/>
      <text:h text:style-name="Heading_20_2" text:outline-level="2">Intended Audience</text:h>
      <text:p text:style-name="P13">Define who and why should use this document, in what phases of the project work?</text:p>
      <text:p text:style-name="P14"/>
      <text:h text:style-name="Heading_20_2" text:outline-level="2">Scope</text:h>
      <text:p text:style-name="P14"><text:s/>What does this document cover and what it doesn’t cover</text:p>
      <text:p text:style-name="P14"/>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8">Keyword</text:p>
          </table:table-cell>
          <table:table-cell table:style-name="Table2.B1" office:value-type="string">
            <text:p text:style-name="P18">Definitions</text:p>
          </table:table-cell>
        </table:table-row>
        <table:table-row table:style-name="Table2.1">
          <table:table-cell table:style-name="Table2.A2" office:value-type="string">
            <text:p text:style-name="P20"/>
          </table:table-cell>
          <table:table-cell table:style-name="Table2.B2" office:value-type="string">
            <text:p text:style-name="P1"/>
          </table:table-cell>
        </table:table-row>
        <table:table-row table:style-name="Table2.1">
          <table:table-cell table:style-name="Table2.A2" office:value-type="string">
            <text:p text:style-name="P20"/>
          </table:table-cell>
          <table:table-cell table:style-name="Table2.B2" office:value-type="string">
            <text:p text:style-name="P21"/>
          </table:table-cell>
        </table:table-row>
        <table:table-row table:style-name="Table2.1">
          <table:table-cell table:style-name="Table2.A2" office:value-type="string">
            <text:p text:style-name="P20"/>
          </table:table-cell>
          <table:table-cell table:style-name="Table2.B2" office:value-type="string">
            <text:p text:style-name="P21"/>
          </table:table-cell>
        </table:table-row>
        <table:table-row table:style-name="Table2.1">
          <table:table-cell table:style-name="Table2.A5" office:value-type="string">
            <text:p text:style-name="P20"/>
          </table:table-cell>
          <table:table-cell table:style-name="Table2.B5" office:value-type="string">
            <text:p text:style-name="P21"/>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8">Acronym or</text:p>
            <text:p text:style-name="P18">abbreviation</text:p>
          </table:table-cell>
          <table:table-cell table:style-name="Table3.B1" office:value-type="string">
            <text:p text:style-name="P18">Definitions</text:p>
          </table:table-cell>
        </table:table-row>
        <table:table-row table:style-name="Table3.1">
          <table:table-cell table:style-name="Table3.A2" office:value-type="string">
            <text:p text:style-name="P22"><text:span text:style-name="Acronyms"><text:span text:style-name="T6"/></text:span></text:p>
          </table:table-cell>
          <table:table-cell table:style-name="Table3.B2" office:value-type="string">
            <text:p text:style-name="P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2" office:value-type="string">
            <text:p text:style-name="P20"/>
          </table:table-cell>
          <table:table-cell table:style-name="Table3.B2" office:value-type="string">
            <text:p text:style-name="P21"/>
          </table:table-cell>
        </table:table-row>
        <table:table-row table:style-name="Table3.1">
          <table:table-cell table:style-name="Table3.A10" office:value-type="string">
            <text:p text:style-name="P20"/>
          </table:table-cell>
          <table:table-cell table:style-name="Table3.B10" office:value-type="string">
            <text:p text:style-name="P21"/>
          </table:table-cell>
        </table:table-row>
      </table:table>
      <text:p text:style-name="Standard"/>
      <text:h text:style-name="Heading_20_2" text:outline-level="2">References</text:h>
      <text:p text:style-name="P14"><text:s/>List all related project and other documents relevant for testing (requirements, design, etc.)</text:p>
      <text:p text:style-name="P14"/>
      <text:h text:style-name="Heading_20_1" text:outline-level="1">Test-plan introduction</text:h>
      <text:p text:style-name="P14">General description of what and how is being tested, etc.</text:p>
      <text:p text:style-name="Standard"/>
      <text:h text:style-name="Heading_20_1" text:outline-level="1">Test items</text:h>
      <text:p text:style-name="P14"><text:s/>List and briefly describe all distinct application modules/features/deliverables/etc. that shall be tested. Use subsections for each module, for example 3.1. Client application 3.2 Server application, 3.3 …</text:p>
      <text:h text:style-name="Heading_20_1" text:outline-level="1"><text:soft-page-break/>Features to be tested</text:h>
      <text:p text:style-name="Standard"><text:s/><text:span text:style-name="T5">List all product-level features that will be tested, for example: basic functionality, network-related functionality, component crash recovery, high-load stress, etc.</text:span></text:p>
      <text:p text:style-name="P14"/>
      <text:h text:style-name="Heading_20_1" text:outline-level="1">Features not to be tested</text:h>
      <text:p text:style-name="P14"><text:s/>Explicitly list all features that shall not be tested, for example resilience to server crashes, power outages, high network delays, etc. Listed features should be restricted only to features mentioned in the product requirements!</text:p>
      <text:p text:style-name="Standard"/>
      <text:h text:style-name="Heading_20_1" text:outline-level="1">Approach</text:h>
      <text:p text:style-name="P14"><text:s/>General approach to testing, how it should be done, should there be an aggressive testing performed, who will do which part of testing, give more details on testing specific items if necessary…</text:p>
      <text:p text:style-name="Standard"/>
      <text:h text:style-name="Heading_20_2" text:outline-level="2">Approach to configuration and installation</text:h>
      <text:p text:style-name="P27"><text:s/><text:span text:style-name="T5">Who will assure that test items are setup and ready for testing, …</text:span></text:p>
      <text:p text:style-name="P28"/>
      <text:h text:style-name="Heading_20_1" text:outline-level="1">Item pass/fail criteria</text:h>
      <text:p text:style-name="P8"><text:s/>List pass/fail criteria:</text:p>
      <text:list xml:id="list1341016777505593709" text:style-name="WW8Num4">
        <text:list-item>
          <text:p text:style-name="P9">overall criteria</text:p>
        </text:list-item>
        <text:list-item>
          <text:p text:style-name="P9"><text:s/>per tested item criteria</text:p>
        </text:list-item>
      </text:list>
      <text:p text:style-name="P14">use separate subheadings!</text:p>
      <text:p text:style-name="Standard"/>
      <text:h text:style-name="Heading_20_2" text:outline-level="2">Installation and Configuration</text:h>
      <text:p text:style-name="P14"><text:s/>How does installation and configuration affect the testing?</text:p>
      <text:p text:style-name="Standard"/>
      <text:h text:style-name="Heading_20_2" text:outline-level="2">Documentation problems</text:h>
      <text:p text:style-name="P14"><text:s/>How required project documentation affects the testing (example: if user documentation is not completely finished, how does it affect testing results?)</text:p>
      <text:p text:style-name="P14"/>
      <text:h text:style-name="Heading_20_1" text:outline-level="1">Suspension criteria and resumption requirements</text:h>
      <text:p text:style-name="P14"><text:s/>In which cases the testing can be paused and continued as nothing happened (example: small bug that prevents further testing but can be quickly fixed, no need to start the tesing process from the beginning, …)</text:p>
      <text:p text:style-name="Standard"/>
      <text:h text:style-name="Heading_20_1" text:outline-level="1">Environmental needs</text:h>
      <text:p text:style-name="Standard"><text:span text:style-name="T5">What must be in place for testing to be successfully conducted (hardware, software, other specific infrastructure like wireless network … ; example – server and client computer with OS installed, software needed for performing the testing …). Write text under appropriate subheadings below.</text:span></text:p>
      <text:p text:style-name="Standard"/>
      <text:h text:style-name="Heading_20_2" text:outline-level="2">Hardware</text:h>
      <text:p text:style-name="Standard"/>
      <text:h text:style-name="Heading_20_2" text:outline-level="2">Software</text:h>
      <text:p text:style-name="Standard"/>
      <text:h text:style-name="Heading_20_2" text:outline-level="2">Other</text:h>
      <text:p text:style-name="Standard"/>
      <text:h text:style-name="Heading_20_1" text:outline-level="1">Test procedure<text:tab/></text:h>
      <text:p text:style-name="Standard"/>
      <text:h text:style-name="Heading_20_2" text:outline-level="2"><text:soft-page-break/>Test case specifications</text:h>
      <text:h text:style-name="Heading_20_3" text:outline-level="3">Test Group 1- code</text:h>
      <text:p text:style-name="Standard"><text:span text:style-name="T5">Replace subtopic title with (optional) name of the feature the testing is being focused on (example: client, server, network communication etc.), replace the code field with abbreviation for test group, example client application testing - "DBACLNT", full subtopic title example – “Database administrator client - DBACLNT”</text:span></text:p>
      <text:p text:style-name="Standard"/>
      <text:h text:style-name="Heading_20_4" text:outline-level="4"><text:span text:style-name="T5">Test item – code</text:span></text:h>
      <text:p text:style-name="Standard"><text:span text:style-name="T5">Concrete atomic functionality being tested (example: add new user), code is the test case code (example {Test group code}-001), used for referring to this test case in test plan specification, example DBACLNT-001, complete title example: “Adding new user – DBACLNT-001”</text:span></text:p>
      <text:p text:style-name="P14"/>
      <text:p text:style-name="P17">Description: </text:p>
      <text:p text:style-name="Standard"><text:span text:style-name="T5">Short test description – example: testing “add new database user” functionality, adding previously inexistent user to the database.</text:span></text:p>
      <text:p text:style-name="Standard"/>
      <text:p text:style-name="Standard"><text:span text:style-name="T1">Test type:</text:span></text:p>
      <text:p text:style-name="Standard"><text:span text:style-name="T5">Test type – “positive” (adding new user to the application must succeed under stated preconditions), negative (test must fail - user already exists), ...</text:span></text:p>
      <text:p text:style-name="P14"/>
      <text:p text:style-name="Standard"><text:span text:style-name="T1">Preconditions:</text:span></text:p>
      <text:p text:style-name="P14">What must be true before performing this atomic test</text:p>
      <text:p text:style-name="P14"/>
      <text:p text:style-name="Standard"><text:span text:style-name="T1">Input definition:</text:span></text:p>
      <text:p text:style-name="P14">What actions have to be performed to test this atomic functionality (in order)</text:p>
      <text:p text:style-name="P14"/>
      <text:p text:style-name="Standard"><text:span text:style-name="T1">Output definition:</text:span></text:p>
      <text:p text:style-name="P14">Which output is expected if the tested atomic functionality is OK, also include additional test tools and procedures, example - to check if the user is entered into the database, use db tool to run SELECT query on the users table and check if the new user is really there</text:p>
      <text:p text:style-name="P14"/>
      <text:p text:style-name="Standard"><text:span text:style-name="T1">Remarks:</text:span></text:p>
      <text:p text:style-name="P14">Additional comments concerning this particular test (what to take care of during testing, known bugs and workarounds…)</text:p>
      <text:p text:style-name="Standard"/>
      <text:p text:style-name="P14">Example:</text:p>
      <text:p text:style-name="P14"/>
      <text:h text:style-name="Heading_20_3" text:outline-level="3">Add user – DBACLNT-002</text:h>
      <text:p text:style-name="Standard"/>
      <text:p text:style-name="Standard"><text:span text:style-name="T1">Description: </text:span>Trying to add already existing user to the database.</text:p>
      <text:p text:style-name="Standard"/>
      <text:p text:style-name="Standard"><text:span text:style-name="T1">Test type:</text:span> <text:s/>Negative</text:p>
      <text:p text:style-name="Standard"/>
      <text:p text:style-name="P17">Preconditions: </text:p>
      <text:p text:style-name="Standard"/>
      <text:list xml:id="list270847128928977174" text:style-name="L1">
        <text:list-item>
          <text:p text:style-name="P26">user with the username “dritchie“ already exists in the database</text:p>
        </text:list-item>
        <text:list-item>
          <text:p text:style-name="P26">user existence can be checked directly in the database using “SELECT username FROM pg_user;” </text:p>
        </text:list-item>
      </text:list>
      <text:p text:style-name="Standard"/>
      <text:p text:style-name="Standard"/>
      <text:p text:style-name="P17">Input definition:</text:p>
      <text:p text:style-name="Standard"/>
      <text:list xml:id="list2538163389733419416" text:style-name="WW8Num5">
        <text:list-item>
          <text:p text:style-name="P23">the client database administration application is up and running</text:p>
        </text:list-item>
        <text:list-item>
          <text:p text:style-name="P23">current user has “user administration” privileges</text:p>
        </text:list-item>
        <text:list-item>
          <text:p text:style-name="P23">open “Tools -&gt; Users -&gt; Add user” dialog</text:p>
        </text:list-item>
        <text:list-item>
          <text:p text:style-name="P23">enter “dritchie” as the new user’s username</text:p>
        </text:list-item>
        <text:list-item>
          <text:p text:style-name="P23"><text:soft-page-break/>fill in rest of the dialog fields</text:p>
        </text:list-item>
        <text:list-item>
          <text:p text:style-name="P23">click the Apply button</text:p>
        </text:list-item>
      </text:list>
      <text:p text:style-name="Standard"/>
      <text:p text:style-name="P30">[dialog snapshot can also be included in the document!]</text:p>
      <text:p text:style-name="P29"/>
      <text:p text:style-name="P29"/>
      <text:p text:style-name="P17">Output definition:</text:p>
      <text:p text:style-name="Standard"><text:tab/></text:p>
      <text:p text:style-name="Standard">An error dialog must be displayed denying the operation and giving an appropriate error message</text:p>
      <text:p text:style-name="Standard"/>
      <text:p text:style-name="P30">[error dialog <text:s/>snapshot can also be included in the document!]</text:p>
      <text:p text:style-name="Standard"/>
      <text:p text:style-name="P17">Remarks:</text:p>
      <text:p text:style-name="Standard"/>
      <text:p text:style-name="Standard">User privileges functionality can sometimes behave strangely, allowing the authorized users access to new user dialog, but refusing to actually add the new user. Workaround is to conduct this test when logged in as a “dbadmin” user as it has fixed privileges.</text:p>
      <text:p text:style-name="Standard"/>
      <text:p text:style-name="Standard"/>
      <text:p text:style-name="Standard">…all other test cases …</text:p>
      <text:p text:style-name="Standard"/>
      <text:p text:style-name="Standard"/>
      <text:h text:style-name="Heading_20_2" text:outline-level="2">Test plan</text:h>
      <text:p text:style-name="P14"><text:s/>Specify main test threads and test case orders in which to perform overall testing process (in a form of a tree?)</text:p>
      <text:p text:style-name="P14"/>
      <text:h text:style-name="Heading_20_1" text:outline-level="1">Responsibilities</text:h>
      <text:p text:style-name="Standard"/>
      <text:h text:style-name="Heading_20_2" text:outline-level="2">Developers</text:h>
      <text:p text:style-name="Standard"><text:s/><text:span text:style-name="T5">List responsibilities of developers during the testing process </text:span></text:p>
      <text:p text:style-name="P14"/>
      <text:h text:style-name="Heading_20_2" text:outline-level="2">User representative</text:h>
      <text:p text:style-name="Standard"><text:s/><text:span text:style-name="T5">List responsibilities of user representative (i.e. customer – what she/he must do during the testing)</text:span></text:p>
      <text:p text:style-name="P14"/>
      <text:h text:style-name="Heading_20_1" text:outline-level="1">Risks and contingencies</text:h>
      <text:p text:style-name="P14"><text:s/>List risks related to testing and how could they be avoided (do not list risks related to deliverables failing the test and avoiding them by skipping the testing!!!)</text:p>
      <text:p text:style-name="Standard"/>
      <text:h text:style-name="Heading_20_1" text:outline-level="1">Approvals</text:h>
      <text:p text:style-name="Standard"/>
      <text:p text:style-name="P2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Name</text:p>
          </table:table-cell>
          <table:table-cell table:style-name="Table4.B1" office:value-type="string">
            <text:p text:style-name="P15">Title</text:p>
          </table:table-cell>
          <table:table-cell table:style-name="Table4.B1" office:value-type="string">
            <text:p text:style-name="P15">Date</text:p>
            <text:p text:style-name="P15">yyyy-mm-dd</text:p>
          </table:table-cell>
          <table:table-cell table:style-name="Table4.D1" office:value-type="string">
            <text:p text:style-name="P18">Signature</text:p>
          </table:table-cell>
        </table:table-row>
        <table:table-row table:style-name="Table4.1">
          <table:table-cell table:style-name="Table4.A2" office:value-type="string">
            <text:p text:style-name="P19"/>
          </table:table-cell>
          <table:table-cell table:style-name="Table4.B2" office:value-type="string">
            <text:p text:style-name="P21"/>
          </table:table-cell>
          <table:table-cell table:style-name="Table4.B2" office:value-type="string">
            <text:p text:style-name="P21"/>
          </table:table-cell>
          <table:table-cell table:style-name="Table4.D2" office:value-type="string">
            <text:p text:style-name="P21"/>
          </table:table-cell>
        </table:table-row>
        <table:table-row table:style-name="Table4.1">
          <table:table-cell table:style-name="Table4.A2" office:value-type="string">
            <text:p text:style-name="P21"/>
          </table:table-cell>
          <table:table-cell table:style-name="Table4.B2" office:value-type="string">
            <text:p text:style-name="P21"/>
          </table:table-cell>
          <table:table-cell table:style-name="Table4.B2" office:value-type="string">
            <text:p text:style-name="P21"/>
          </table:table-cell>
          <table:table-cell table:style-name="Table4.D2" office:value-type="string">
            <text:p text:style-name="P21"/>
          </table:table-cell>
        </table:table-row>
        <table:table-row table:style-name="Table4.1">
          <table:table-cell table:style-name="Table4.A4" office:value-type="string">
            <text:p text:style-name="P21"/>
          </table:table-cell>
          <table:table-cell table:style-name="Table4.B4" office:value-type="string">
            <text:p text:style-name="P21"/>
          </table:table-cell>
          <table:table-cell table:style-name="Table4.B4" office:value-type="string">
            <text:p text:style-name="P21"/>
          </table:table-cell>
          <table:table-cell table:style-name="Table4.D4"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MS Mincho" svg:font-family="'MS Mincho', 'ＭＳ 明朝'" style:font-family-generic="roman"/>
    <style:font-face style:name="Lucida Grande" svg:font-family="'Lucida Grande'"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44in" style:type="right" style:leader-style="dotted" style:leader-tex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9FDFEDC5.jpg" xlink:type="simple" xlink:show="embed" xlink:actuate="onLoad"/></draw:frame><draw:frame draw:style-name="Mfr1" draw:name="Picture 1029" text:anchor-type="char" svg:x="5.1811in" svg:y="0.4591in" svg:width="1.0508in" svg:height="0.4189in" draw:z-index="2"><draw:image xlink:href="Pictures/100002000000013D0000008D265F96E8.png" xlink:type="simple" xlink:show="embed" xlink:actuate="onLoad"/></draw:frame><text:span text:style-name="MT1"><draw:frame draw:style-name="Mfr2" draw:name="Picture 15" text:anchor-type="as-char" svg:width="0.5134in" svg:height="0.9146in" draw:z-index="0"><draw:image xlink:href="Pictures/100000000000001C00000032101CE2B8.png" xlink:type="simple" xlink:show="embed" xlink:actuate="onLoad"/></draw:frame></text:span><text:tab/><text:tab/></text:p>
        <text:p text:style-name="MP1"><draw:custom-shape text:anchor-type="char" draw:z-index="1" draw:name="Rectangle 19" draw:style-name="Mgr1" draw:text-style-name="MP2" svg:width="6.3752in" svg:height="0.0496in" svg:x="-0.0681in" svg:y="0.0362in"><text:p/><draw:enhanced-geometry svg:viewBox="0 0 21600 21600" draw:mirror-vertical="true" draw:type="rectangle" draw:enhanced-path="M 0 0 L 21600 0 21600 21600 0 21600 0 0 Z N"/></draw:custom-shap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ptance Test Plan</dc:title>
    <dc:subject>Project Name</dc:subject>
    <meta:initial-creator>Branko Mihaljevic</meta:initial-creator>
    <meta:creation-date>2003-12-07T22:23:00</meta:creation-date>
    <dc:creator>Igor Čavrak</dc:creator>
    <dc:date>2012-10-19T16:07:23</dc:date>
    <meta:print-date>2000-10-31T09:28:00</meta:print-date>
    <meta:editing-cycles>15</meta:editing-cycles>
    <meta:editing-duration>PT1H39M</meta:editing-duration>
    <meta:document-statistic meta:table-count="6" meta:image-count="3" meta:object-count="0" meta:page-count="7" meta:paragraph-count="150" meta:word-count="1101" meta:character-count="6974"/>
    <meta:generator>OpenOffice.org/3.4.1$Unix OpenOffice.org_project/341m1$Build-9593</meta:generator>
    <meta:user-defined meta:name="Version Number">1.0</meta:user-defined>
  </office:meta>
</office:document-meta>
</file>